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945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6.3638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fo:border="0.06pt solid #000000"/>
    </style:style>
    <style:style style:name="ce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end" fo:margin-left="0in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fo:background-color="#ffcc99" fo:border="0.06pt solid #000000"/>
      <style:text-properties fo:color="#0000ff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2" style:family="table-cell" style:parent-style-name="Default">
      <style:table-cell-properties fo:background-color="#ffcc99" style:text-align-source="fix" style:repeat-content="false" style:vertical-align="middle"/>
      <style:paragraph-properties fo:text-align="start" fo:margin-left="0in"/>
      <style:text-properties fo:color="#ff0000" fo:font-weight="bold" style:font-weight-asian="bold" style:font-weight-complex="bold"/>
    </style:style>
    <style:style style:name="ce2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="none"/>
      <style:text-properties fo:color="#6b0094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ext-properties fo:color="#6b0094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in"/>
      <style:text-properties fo:color="#6b0094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6b0094"/>
    </style:style>
    <style:style style:name="ce3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6b0094"/>
    </style:style>
    <style:style style:name="ce32" style:family="table-cell" style:parent-style-name="Default">
      <style:text-properties fo:color="#ffffff"/>
    </style:style>
    <style:style style:name="ce33" style:family="table-cell" style:parent-style-name="Default">
      <style:text-properties fo:color="#ffffff"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GrANA3D Parametric build parts list</text:p>
          </table:table-cell>
          <table:covered-table-cell table:style-name="Default"/>
          <table:covered-table-cell/>
          <table:table-cell table:number-columns-repeated="3"/>
        </table:table-row>
        <table:table-row table:style-name="ro1">
          <table:table-cell table:style-name="ce2"/>
          <table:table-cell table:style-name="ce4" office:value-type="string" calcext:value-type="string">
            <text:p>Set these values: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3" office:value-type="string" calcext:value-type="string">
            <text:p>Unit system:</text:p>
          </table:table-cell>
          <table:table-cell table:style-name="ce15" office:value-type="string" calcext:value-type="string">
            <text:p>metric</text:p>
          </table:table-cell>
          <table:table-cell table:style-name="ce22" office:value-type="string" calcext:value-type="string" table:number-columns-spanned="3" table:number-rows-spanned="1">
            <text:p>← Enter “metric” or “sae” here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calcext:value-type="string">
            <text:p>Build variation:</text:p>
          </table:table-cell>
          <table:table-cell table:style-name="ce15" office:value-type="string" calcext:value-type="string">
            <text:p>II</text:p>
          </table:table-cell>
          <table:table-cell table:style-name="ce22" table:number-columns-spanned="3" table:number-rows-spanned="1"/>
          <table:covered-table-cell table:number-columns-repeated="2"/>
          <table:table-cell/>
        </table:table-row>
        <table:table-row table:style-name="ro1">
          <table:table-cell table:style-name="ce4" office:value-type="string" calcext:value-type="string">
            <text:p>Desired print width (X):</text:p>
          </table:table-cell>
          <table:table-cell table:style-name="ce16" office:value-type="float" office:value="300" calcext:value-type="float">
            <text:p>3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4" office:value-type="string" calcext:value-type="string">
            <text:p>Desired print depth (Y):</text:p>
          </table:table-cell>
          <table:table-cell table:style-name="ce16" office:value-type="float" office:value="300" calcext:value-type="float">
            <text:p>3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4" office:value-type="string" calcext:value-type="string">
            <text:p>Desired print height (Z):</text:p>
          </table:table-cell>
          <table:table-cell table:style-name="ce16" office:value-type="float" office:value="450" calcext:value-type="float">
            <text:p>45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5"/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Quantity</text:p>
          </table:table-cell>
          <table:table-cell table:style-name="ce23" office:value-type="string" calcext:value-type="string" table:number-columns-spanned="2" table:number-rows-spanned="1">
            <text:p>Length / Notes</text:p>
          </table:table-cell>
          <table:covered-table-cell table:style-name="ce29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4" table:number-rows-spanned="1">
            <text:p>2020 Extrusions</text:p>
          </table:table-cell>
          <table:covered-table-cell table:number-columns-repeated="2" table:style-name="ce17"/>
          <table:covered-table-cell table:style-name="ce25"/>
          <table:table-cell table:number-columns-repeated="2"/>
        </table:table-row>
        <table:table-row table:style-name="ro1">
          <table:table-cell table:style-name="ce8" office:value-type="string" calcext:value-type="string">
            <text:p>Vertical frame piece (sides)</text:p>
          </table:table-cell>
          <table:table-cell office:value-type="float" office:value="4" calcext:value-type="float">
            <text:p>4</text:p>
          </table:table-cell>
          <table:table-cell table:style-name="ce24" table:formula="of:=ROUND(IF([.B$3]=&quot;metric&quot;;[.E11];[.E11]/25.4);1)" office:value-type="float" office:value="650" calcext:value-type="float">
            <text:p>65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IF([.B$4]=&quot;RS&quot;;175;200)+(IF([.B$3]=&quot;metric&quot;;[.B$7];[.B$7]*25.4))" office:value-type="float" office:value="650" calcext:value-type="float">
            <text:p>650</text:p>
          </table:table-cell>
          <table:table-cell/>
        </table:table-row>
        <table:table-row table:style-name="ro1">
          <table:table-cell table:style-name="ce8" office:value-type="string" calcext:value-type="string">
            <text:p>Horizontal frame piece (top and bottom)</text:p>
          </table:table-cell>
          <table:table-cell table:style-name="ce19" office:value-type="float" office:value="3" calcext:value-type="float">
            <text:p>3</text:p>
          </table:table-cell>
          <table:table-cell table:style-name="ce24" table:formula="of:=ROUND(IF([.B$3]=&quot;metric&quot;;[.E12];[.E12]/25.4);1)" office:value-type="float" office:value="430" calcext:value-type="float">
            <text:p>43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30+(IF([.B$3]=&quot;metric&quot;;[.B5];[.B5]*25.4))" office:value-type="float" office:value="430" calcext:value-type="float">
            <text:p>430</text:p>
          </table:table-cell>
          <table:table-cell/>
        </table:table-row>
        <table:table-row table:style-name="ro1">
          <table:table-cell table:style-name="ce9" office:value-type="string" calcext:value-type="string">
            <text:p>Y axis frame piece</text:p>
          </table:table-cell>
          <table:table-cell table:style-name="ce20" table:formula="of:=IF([.B$4]=&quot;RS&quot;;0;2)" office:value-type="float" office:value="2" calcext:value-type="float">
            <text:p>2</text:p>
          </table:table-cell>
          <table:table-cell table:style-name="ce24" table:formula="of:=IF([.B13]&gt;0;ROUND(IF([.B$3]=&quot;metric&quot;;[.E13];[.E13]/25.4);1);&quot;&quot;)" office:value-type="float" office:value="500" calcext:value-type="float">
            <text:p>500</text:p>
          </table:table-cell>
          <table:table-cell table:style-name="ce30" table:formula="of:=IF([.B13]&gt;0;IF([.$B$3]=&quot;metric&quot;;&quot;mm&quot;;&quot;inches&quot;);&quot;&quot;)" office:value-type="string" office:string-value="mm" calcext:value-type="string">
            <text:p>mm</text:p>
          </table:table-cell>
          <table:table-cell table:style-name="ce33" table:formula="of:=[.E16]"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4" table:number-rows-spanned="1">
            <text:p>M10 Smooth Rods</text:p>
          </table:table-cell>
          <table:covered-table-cell table:style-name="ce21"/>
          <table:covered-table-cell table:style-name="ce17"/>
          <table:covered-table-cell table:style-name="ce25"/>
          <table:table-cell table:number-columns-repeated="2"/>
        </table:table-row>
        <table:table-row table:style-name="ro1">
          <table:table-cell table:style-name="ce8" office:value-type="string" calcext:value-type="string">
            <text:p>X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5];[.E15]/25.4);1)" office:value-type="float" office:value="470" calcext:value-type="float">
            <text:p>47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70+(IF([.B$3]=&quot;metric&quot;;[.B5];[.B5]*25.4))" office:value-type="float" office:value="470" calcext:value-type="float">
            <text:p>470</text:p>
          </table:table-cell>
          <table:table-cell office:value-type="string" calcext:value-type="string">
            <text:p>+/- 10 mm is ok</text:p>
          </table:table-cell>
        </table:table-row>
        <table:table-row table:style-name="ro1">
          <table:table-cell table:style-name="ce8" office:value-type="string" calcext:value-type="string">
            <text:p>Y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6];[.E16]/25.4);1)" office:value-type="float" office:value="500" calcext:value-type="float">
            <text:p>5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3" table:formula="of:=IF([.B4]=&quot;RS&quot;;170;200)+(IF([.B$3]=&quot;metric&quot;;[.B$6];[.B$6]*25.4))" office:value-type="float" office:value="500" calcext:value-type="float">
            <text:p>500</text:p>
          </table:table-cell>
          <table:table-cell office:value-type="string" calcext:value-type="string">
            <text:p>precise!</text:p>
          </table:table-cell>
        </table:table-row>
        <table:table-row table:style-name="ro1">
          <table:table-cell table:style-name="ce9" office:value-type="string" calcext:value-type="string">
            <text:p>Z-Axis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formula="of:=ROUND(IF([.B$3]=&quot;metric&quot;;[.E17];[.E17]/25.4);1)" office:value-type="float" office:value="570" calcext:value-type="float">
            <text:p>570</text:p>
          </table:table-cell>
          <table:table-cell table:style-name="ce31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20+(IF([.B$3]=&quot;metric&quot;;[.B$7];[.B$7]*25.4))" office:value-type="float" office:value="570" calcext:value-type="float">
            <text:p>570</text:p>
          </table:table-cell>
          <table:table-cell office:value-type="string" calcext:value-type="string">
            <text:p>+/- a few mm is ok</text:p>
          </table:table-cell>
        </table:table-row>
        <table:table-row table:style-name="ro1">
          <table:table-cell table:style-name="ce10" office:value-type="string" calcext:value-type="string" table:number-columns-spanned="4" table:number-rows-spanned="1">
            <text:p>Threaded Rods</text:p>
          </table:table-cell>
          <table:covered-table-cell table:style-name="ce21"/>
          <table:covered-table-cell table:number-columns-repeated="2" table:style-name="ce25"/>
          <table:table-cell table:number-columns-repeated="2"/>
        </table:table-row>
        <table:table-row table:style-name="ro1">
          <table:table-cell table:style-name="ce8" office:value-type="string" calcext:value-type="string">
            <text:p>8mm lead screw</text:p>
          </table:table-cell>
          <table:table-cell office:value-type="float" office:value="2" calcext:value-type="float">
            <text:p>2</text:p>
          </table:table-cell>
          <table:table-cell table:style-name="ce24" table:formula="of:=[.C11]-100" office:value-type="float" office:value="550" calcext:value-type="float">
            <text:p>55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/>
          <table:table-cell office:value-type="string" calcext:value-type="string">
            <text:p>like THSL-300-8D</text:p>
          </table:table-cell>
        </table:table-row>
        <table:table-row table:style-name="ro1">
          <table:table-cell table:style-name="ce11" office:value-type="string" calcext:value-type="string" table:number-columns-spanned="4" table:number-rows-spanned="1">
            <text:p>Belts &amp; Pulley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Y axis GT2 timing belt (w=6mm)</text:p>
          </table:table-cell>
          <table:table-cell office:value-type="float" office:value="1" calcext:value-type="float">
            <text:p>1</text:p>
          </table:table-cell>
          <table:table-cell table:style-name="ce24" table:formula="of:=ROUND(IF([.B$3]=&quot;metric&quot;;[.E21];[.E21]/25.4);1)" office:value-type="float" office:value="1030" calcext:value-type="float">
            <text:p>1030</text:p>
          </table:table-cell>
          <table:table-cell table:style-name="ce26" table:formula="of:=[.C6]" office:value-type="string" office:string-value="mm" calcext:value-type="string">
            <text:p>mm</text:p>
          </table:table-cell>
          <table:table-cell table:style-name="ce32" table:formula="of:=IF([.B4]=&quot;RS&quot;;400;430)+IF([.B3]=&quot;metric&quot;;[.B6]*2;[.B6]*2*25.4)" office:value-type="float" office:value="1030" calcext:value-type="float">
            <text:p>1030</text:p>
          </table:table-cell>
          <table:table-cell/>
        </table:table-row>
        <table:table-row table:style-name="ro1">
          <table:table-cell office:value-type="string" calcext:value-type="string">
            <text:p>X axis GT2 timing belt (w=6mm)</text:p>
          </table:table-cell>
          <table:table-cell office:value-type="float" office:value="1" calcext:value-type="float">
            <text:p>1</text:p>
          </table:table-cell>
          <table:table-cell table:style-name="ce26" table:formula="of:=ROUND(IF([.B$3]=&quot;metric&quot;;[.B5]*2+500;[.B5]*2+500/25.4);1)" office:value-type="float" office:value="1100" calcext:value-type="float">
            <text:p>1100</text:p>
          </table:table-cell>
          <table:table-cell table:style-name="ce26" table:formula="of:=[.C5]" office:value-type="string" office:string-value="mm" calcext:value-type="string">
            <text:p>mm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8" office:value-type="string" calcext:value-type="string">
            <text:p>TOTAL</text:p>
          </table:table-cell>
          <table:table-cell table:style-name="ce26" table:formula="of:=([.C22]+[.C21])" office:value-type="float" office:value="2130" calcext:value-type="float">
            <text:p>2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2 pulley</text:p>
          </table:table-cell>
          <table:table-cell office:value-type="float" office:value="2" calcext:value-type="float">
            <text:p>2</text:p>
          </table:table-cell>
          <table:table-cell table:style-name="ce60" office:value-type="string" calcext:value-type="string" table:number-columns-spanned="2" table:number-rows-spanned="1">
            <text:p>Want diameter 16-20mm</text:p>
          </table:table-cell>
          <table:covered-table-cell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4" table:number-rows-spanned="1">
            <text:p>Nuts &amp; Bolt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M5 x 10mm machine screw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5 t slot nut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x 10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se are used for the psu mounting brack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4 x 20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 belt idlers and tension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4 x 25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se are used to mount the extruder to the X carri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4 hex nut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lock n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 for idler bearing assemb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10mm machine scre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 and Y axis motor mou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14mm machine scre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 for X motor, 4 for extruder fan, 2 for lcd mount, 4 for lead screw nut mounts, 2 for ramps cooling fan, for for y t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25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 for extruder stepper motor, 1 for fan duct to the extruder, 2 for tension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30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 for print bed, 2 for hot end clamp / servo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60mm machine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se are used for the extrude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hex nut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3 lock 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 locknuts for print bed mount and fan duct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was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ed 4 for extruder springs, but have some handy if needed elsewhe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 x 16mm machine scr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ese and M2 nuts for mounting end stops, 1 for servo mount, and 2 for LM2596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 hex nut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 table:number-columns-spanned="4" table:number-rows-spanned="1">
            <text:p>Printed Parts – Require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X end i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end-idl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end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end-moto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hot end clamp set presilha com f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 hot end clamp se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belt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tension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end i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idl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belt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tension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end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moto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mesa axi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frame brace</text:p>
          </table:table-cell>
          <table:table-cell table:formula="of:=IF([.B4]=&quot;RS&quot;;2;4)" office:value-type="float" office:value="4" calcext:value-type="float">
            <text:p>4</text:p>
          </table:table-cell>
          <table:table-cell office:value-type="string" calcext:value-type="string">
            <text:p>Y-brace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motor holder, 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motor-lef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motor holder,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motor-righ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top frame, 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top-lef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top frame,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top-righ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lower corner brace, front/right, back/le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-lower-brace-1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lower corner brace, front/left, back/r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-lower-brace-2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ndedor Extrude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lower-brace-1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regador10mm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 table:number-columns-spanned="4" table:number-rows-spanned="1">
            <text:p>Printed Parts – Recommende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12" office:value-type="string" calcext:value-type="string">
            <text:p>Electronics box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Filament spool support (two piec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ament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SMART display frame mount (one piece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12V PSU frame mounting bra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Power switch moun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 table:number-columns-spanned="4" table:number-rows-spanned="1">
            <text:p>Everything Els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MA17 Stepper motor</text:p>
          </table:table-cell>
          <table:table-cell office:value-type="float" office:value="5" calcext:value-type="float">
            <text:p>5</text:p>
          </table:table-cell>
          <table:table-cell table:style-name="ce61" office:value-type="string" calcext:value-type="string" table:number-columns-spanned="3" table:number-rows-spanned="1">
            <text:p>4-wire bipolar, high torque preferrably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DF board (heated bed mount)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see drawing for board in doc/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Heat bed PCB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300x300mm heatbed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Heat bed thermistor</text:p>
          </table:table-cell>
          <table:table-cell office:value-type="float" office:value="1" calcext:value-type="float">
            <text:p>1</text:p>
          </table:table-cell>
          <table:table-cell table:style-name="ce61"/>
          <table:table-cell table:number-columns-repeated="3"/>
        </table:table-row>
        <table:table-row table:style-name="ro1">
          <table:table-cell office:value-type="string" calcext:value-type="string">
            <text:p>Glass bed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3mm borosilicate or picture frame glass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Controller (Mega/RAMPS, Rambo, etc)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mks tinybee esp32 + tmc2209 drivers * 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SMART lcd controller / SD reader</text:p>
          </table:table-cell>
          <table:table-cell office:value-type="float" office:value="1" calcext:value-type="float">
            <text:p>1</text:p>
          </table:table-cell>
          <table:table-cell table:style-name="ce61"/>
          <table:table-cell table:number-columns-repeated="3"/>
        </table:table-row>
        <table:table-row table:style-name="ro1">
          <table:table-cell office:value-type="string" calcext:value-type="string">
            <text:p>Endstop (limit) switch</text:p>
          </table:table-cell>
          <table:table-cell office:value-type="float" office:value="2" calcext:value-type="float">
            <text:p>2</text:p>
          </table:table-cell>
          <table:table-cell table:style-name="ce61" office:value-type="string" calcext:value-type="string" table:number-columns-spanned="3" table:number-rows-spanned="1">
            <text:p>6mm x 10mm x 20mm, “snap action” levered switch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table-cell table:style-name="ce61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LM10UU linear bearing</text:p>
          </table:table-cell>
          <table:table-cell office:value-type="float" office:value="12" calcext:value-type="float">
            <text:p>12</text:p>
          </table:table-cell>
          <table:table-cell table:style-name="ce61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608ZZ roller bearing</text:p>
          </table:table-cell>
          <table:table-cell office:value-type="float" office:value="2" calcext:value-type="float">
            <text:p>2</text:p>
          </table:table-cell>
          <table:table-cell table:style-name="ce61" office:value-type="string" calcext:value-type="string" table:number-columns-spanned="3" table:number-rows-spanned="1">
            <text:p>these go in the z tops to hold the upper end of the lead screws (ok if you don't have them)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pulley</text:p>
          </table:table-cell>
          <table:table-cell office:value-type="float" office:value="2" calcext:value-type="float">
            <text:p>2</text:p>
          </table:table-cell>
          <table:table-cell table:style-name="ce61" office:value-type="string" calcext:value-type="string" table:number-columns-spanned="3" table:number-rows-spanned="1">
            <text:p>one for each belt idler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K7 Drive gear (or similar)</text:p>
          </table:table-cell>
          <table:table-cell office:value-type="float" office:value="1" calcext:value-type="float">
            <text:p>1</text:p>
          </table:table-cell>
          <table:table-cell table:style-name="ce60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Brass or delrin lead screw nut</text:p>
          </table:table-cell>
          <table:table-cell office:value-type="float" office:value="2" calcext:value-type="float">
            <text:p>2</text:p>
          </table:table-cell>
          <table:table-cell table:style-name="ce61" office:value-type="string" calcext:value-type="string">
            <text:p>Probably comes with your lead screw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mm to 8mm flexible shaft couplers</text:p>
          </table:table-cell>
          <table:table-cell office:value-type="float" office:value="2" calcext:value-type="float">
            <text:p>2</text:p>
          </table:table-cell>
          <table:table-cell table:style-name="ce61" office:value-type="string" calcext:value-type="string" table:number-columns-spanned="3" table:number-rows-spanned="1">
            <text:p>aluminum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40mm x 40mm x 10mm fan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12V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80mm x 80mm x 10mm fan</text:p>
          </table:table-cell>
          <table:table-cell office:value-type="float" office:value="1" calcext:value-type="float">
            <text:p>1</text:p>
          </table:table-cell>
          <table:table-cell table:style-name="ce61" office:value-type="string" calcext:value-type="string" table:number-columns-spanned="3" table:number-rows-spanned="1">
            <text:p>For use with RAMPS frame mount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iniature zip ties</text:p>
          </table:table-cell>
          <table:table-cell office:value-type="float" office:value="20" calcext:value-type="float">
            <text:p>20</text:p>
          </table:table-cell>
          <table:table-cell table:style-name="ce61" office:value-type="string" calcext:value-type="string" table:number-columns-spanned="3" table:number-rows-spanned="1">
            <text:p>This number is approximate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Extruder idler springs</text:p>
          </table:table-cell>
          <table:table-cell office:value-type="float" office:value="2" calcext:value-type="float">
            <text:p>2</text:p>
          </table:table-cell>
          <table:table-cell table:style-name="ce61" office:value-type="string" calcext:value-type="string" table:number-columns-spanned="3" table:number-rows-spanned="1">
            <text:p>High tension, 1” unsprung length, &gt;3mm ID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Bed leveling springs</text:p>
          </table:table-cell>
          <table:table-cell office:value-type="float" office:value="4" calcext:value-type="float">
            <text:p>4</text:p>
          </table:table-cell>
          <table:table-cell table:style-name="ce61" office:value-type="string" calcext:value-type="string" table:number-columns-spanned="3" table:number-rows-spanned="1">
            <text:p>Lower tension is OK, 1” unsprung, ID &gt; 3mm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 appropriately for heat bed and extru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 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3d lite6 or E3d v6 or E3d v6vulca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switc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D1-104N (12mm x 19mm body)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 table:number-columns-spanned="4" table:number-rows-spanned="1">
            <text:p>Tools you'll probably need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hillips screwdrive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mall flat head screwdrive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ric rule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13mm wrench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Wire cutter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mall metal (diamond) files</text:p>
          </table:table-cell>
          <table:table-cell table:style-name="Default" office:value-type="string" calcext:value-type="string">
            <text:p>For cleaning up printed par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ill 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3mm, 5mm, 8mm drill bits</text:p>
          </table:table-cell>
          <table:table-cell table:style-name="Default" office:value-type="string" calcext:value-type="string">
            <text:p>Or 9/64”, 13/64”, and 5/16”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en wrenches</text:p>
          </table:table-cell>
          <table:table-cell table:style-name="Default" office:value-type="string" calcext:value-type="string">
            <text:p>If using socket-cap screws for frame, and for pulley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ier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oldering iron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apton tape (polyimide)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11" office:value-type="string" calcext:value-type="string" table:number-columns-spanned="4" table:number-rows-spanned="1">
            <text:p>Notes about wires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4" table:number-rows-spanned="1">
            <text:p>The lengths shown are conservative estimates to help you plan for what you'll need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xtruder heate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uder thermisto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uder fan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end stop wire pair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otor wires (4)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left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right motor wires (4)</text:p>
          </table:table-cell>
          <table:table-cell table:style-name="Default" office:value-type="string" calcext:value-type="string">
            <text:p>6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uder motor wires (4)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 bed power wires</text:p>
          </table:table-cell>
          <table:table-cell table:style-name="Default" office:value-type="string" calcext:value-type="string">
            <text:p>60cm</text:p>
          </table:table-cell>
          <table:table-cell office:value-type="string" calcext:value-type="string">
            <text:p>12 Gauge or heav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t bed thermistor wires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1-29T19:28:53</meta:creation-date>
    <dc:date>2023-05-20T06:42:31.350777893</dc:date>
    <meta:editing-duration>P110DT20H45M41S</meta:editing-duration>
    <meta:editing-cycles>89</meta:editing-cycles>
    <meta:generator>LibreOffice/7.3.7.2$Linux_X86_64 LibreOffice_project/30$Build-2</meta:generator>
    <meta:printed-by>Marty Rice</meta:printed-by>
    <meta:print-date>2014-10-31T20:38:13.956709794</meta:print-date>
    <meta:document-statistic meta:table-count="1" meta:cell-count="293" meta:object-count="0"/>
  </office:meta>
</office:document-meta>
</file>